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783" officeooo:paragraph-rsid="0005b783"/>
    </style:style>
    <style:style style:name="P2" style:family="paragraph" style:parent-style-name="Standard">
      <style:text-properties officeooo:rsid="0005b783" officeooo:paragraph-rsid="0005e204"/>
    </style:style>
    <style:style style:name="P3" style:family="paragraph" style:parent-style-name="Standard">
      <style:text-properties officeooo:rsid="0005b783" officeooo:paragraph-rsid="00060e50"/>
    </style:style>
    <style:style style:name="T1" style:family="text">
      <style:text-properties officeooo:rsid="0005e204"/>
    </style:style>
    <style:style style:name="T2" style:family="text">
      <style:text-properties officeooo:rsid="00060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 Drivers : </text:p>
      <text:p text:style-name="P1"/>
      <text:p text:style-name="P1"/>
      <text:p text:style-name="P1"/>
      <text:p text:style-name="P1">&gt;&gt; Drivers:</text:p>
      <text:p text:style-name="P1"><text:tab/>What ? </text:p>
      <text:p text:style-name="P1"><text:tab/><text:tab/>Interfaces between hardware and software </text:p>
      <text:p text:style-name="P1"><text:tab/>Where? </text:p>
      <text:p text:style-name="P1"><text:tab/><text:tab/>Linux kernel</text:p>
      <text:p text:style-name="P1"><text:tab/>Why ? </text:p>
      <text:p text:style-name="P1"><text:tab/><text:tab/>If you are implementing your own hardware you need drivers for communication. </text:p>
      <text:p text:style-name="P1"><text:tab/><text:tab/>Presently for all the hardwares which is in use and which become obsolete someone <text:tab/><text:tab/>else have written driver for it.</text:p>
      <text:p text:style-name="P1"><text:tab/>How ? </text:p>
      <text:p text:style-name="P1"><text:tab/><text:tab/>We will look detail in this session</text:p>
      <text:p text:style-name="P1"/>
      <text:p text:style-name="P1"/>
      <text:p text:style-name="P1"/>
      <text:p text:style-name="P1"/>
      <text:p text:style-name="P1"/>
      <text:p text:style-name="P1">&gt;&gt; Scull ( simple character utility for loading localities ) </text:p>
      <text:p text:style-name="P1"><text:tab/></text:p>
      <text:p text:style-name="P1"><text:tab/>what ?</text:p>
      <text:p text:style-name="P1"><text:tab/><text:tab/>Device driver acts on some memory as though it is a device.</text:p>
      <text:p text:style-name="P1"><text:tab/></text:p>
      <text:p text:style-name="P1"><text:tab/>For learing purpose this is easy </text:p>
      <text:p text:style-name="P1"/>
      <text:p text:style-name="P1"/>
      <text:p text:style-name="P1"/>
      <text:p text:style-name="P2"><text:span text:style-name="T1">&gt;&gt; Major and Minor Number</text:span></text:p>
      <text:p text:style-name="P2"/>
      <text:p text:style-name="P2"><text:tab/><text:span text:style-name="T1">Major Number : identifies the driver associated with the device.</text:span></text:p>
      <text:p text:style-name="P2"><text:tab/><text:span text:style-name="T1">Minor Number : is used by the driver specified no need in kernel , differentiate between <text:tab/><text:tab/><text:tab/><text:tab/> <text:s text:c="3"/>devices</text:span><text:tab/></text:p>
      <text:p text:style-name="P2"/>
      <text:p text:style-name="P2"/>
      <text:p text:style-name="P2"/>
      <text:p text:style-name="P3"><text:span text:style-name="T2">codes : Assigning Major Number</text:span></text:p>
      <text:p text:style-name="P3"><text:tab/><text:span text:style-name="T2">#include &lt;linux/fs.h&gt;</text:span></text:p>
      <text:p text:style-name="P3"><text:tab/><text:span text:style-name="T2">int register_chrdev(unsigned int major, const char *name, struct file_operation *fops);</text:span></text:p>
      <text:p text:style-name="P3"><text:tab/><text:span text:style-name="T2">0 or + --&gt; successfull completion</text:span></text:p>
      <text:p text:style-name="P3">- <text:s/>--<text:span text:style-name="T2">&gt; error</text:span></text:p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6:36:27.398019490</meta:creation-date>
    <dc:date>2021-05-10T17:21:56.582785920</dc:date>
    <meta:editing-duration>PT14M58S</meta:editing-duration>
    <meta:editing-cycles>1</meta:editing-cycles>
    <meta:document-statistic meta:table-count="0" meta:image-count="0" meta:object-count="0" meta:page-count="1" meta:paragraph-count="26" meta:word-count="148" meta:character-count="896" meta:non-whitespace-character-count="726"/>
    <meta:generator>LibreOffice/5.1.6.2$Linux_X86_64 LibreOffice_project/10m0$Build-2</meta:generator>
  </office:meta>
</office:document-meta>
</file>